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Configuration.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Lite.importedConfi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importRegistr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AwareTests.indirectlyAnnotated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edConfigLite.asyncB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directlyAnnotatedWithImportL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P.postProcessAfter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importRegistrar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teConfiguration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Configuration.setImportMetadata( AnnotationMetadata annotation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P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Registrar.registerBeanDefinitions( AnnotationMetadata importingClassMetadata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nMissingBean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metadataFromImportsOneThen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nMissingBean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Configuration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Configuration.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P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portedConfig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.importedConfi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.asyncB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importAwareWithAnnot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older.MetadataHolder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Lite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metadataFromImportsTwoThe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therImportedConfig.otherImportedConfi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directlyAnnotatedWithIm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AwareTests.metadataFromImportsOneThen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